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s" fo:country="ES" style:language-asian="zxx" style:country-asian="none" style:language-complex="zxx" style:country-complex="none"/>
    </style:style>
    <style:style style:name="P2" style:family="paragraph" style:parent-style-name="Text_20_body" style:list-style-name="L1">
      <style:text-properties fo:language="es" fo:country="ES" style:language-asian="zxx" style:country-asian="none" style:language-complex="zxx" style:country-complex="none"/>
    </style:style>
    <style:style style:name="P3" style:family="paragraph" style:parent-style-name="Text_20_body" style:list-style-name="L2">
      <style:text-properties fo:language="es" fo:country="ES" style:language-asian="zxx" style:country-asian="none" style:language-complex="zxx" style:country-complex="none"/>
    </style:style>
    <style:style style:name="P4" style:family="paragraph" style:parent-style-name="Text_20_body" style:list-style-name="L8">
      <style:text-properties fo:language="es" fo:country="ES" style:language-asian="zxx" style:country-asian="none" style:language-complex="zxx" style:country-complex="none"/>
    </style:style>
    <style:style style:name="P5" style:family="paragraph" style:parent-style-name="Text_20_body" style:list-style-name="L9">
      <style:text-properties fo:language="es" fo:country="ES" style:language-asian="zxx" style:country-asian="none" style:language-complex="zxx" style:country-complex="none"/>
    </style:style>
    <style:style style:name="P6" style:family="paragraph" style:parent-style-name="Text_20_body" style:list-style-name="L10">
      <style:text-properties fo:language="es" fo:country="ES" style:language-asian="zxx" style:country-asian="none" style:language-complex="zxx" style:country-complex="none"/>
    </style:style>
    <style:style style:name="P7" style:family="paragraph" style:parent-style-name="Text_20_body" style:list-style-name="L12">
      <style:text-properties fo:language="es" fo:country="ES" style:language-asian="zxx" style:country-asian="none" style:language-complex="zxx" style:country-complex="none"/>
    </style:style>
    <style:style style:name="P8" style:family="paragraph" style:parent-style-name="Text_20_body" style:list-style-name="L18">
      <style:text-properties fo:language="es" fo:country="ES" style:language-asian="zxx" style:country-asian="none" style:language-complex="zxx" style:country-complex="none"/>
    </style:style>
    <style:style style:name="P9" style:family="paragraph" style:parent-style-name="Text_20_body" style:list-style-name="L19">
      <style:text-properties fo:language="es" fo:country="ES" style:language-asian="zxx" style:country-asian="none" style:language-complex="zxx" style:country-complex="none"/>
    </style:style>
    <style:style style:name="P10" style:family="paragraph" style:parent-style-name="Text_20_body" style:list-style-name="L20">
      <style:text-properties fo:language="es" fo:country="ES" style:language-asian="zxx" style:country-asian="none" style:language-complex="zxx" style:country-complex="none"/>
    </style:style>
    <style:style style:name="P11" style:family="paragraph" style:parent-style-name="Text_20_body" style:list-style-name="L23">
      <style:text-properties fo:language="es" fo:country="ES" style:language-asian="zxx" style:country-asian="none" style:language-complex="zxx" style:country-complex="none"/>
    </style:style>
    <style:style style:name="P12" style:family="paragraph" style:parent-style-name="Text_20_body" style:list-style-name="L20">
      <style:text-properties fo:language="es" fo:country="ES" fo:font-style="italic" style:language-asian="zxx" style:country-asian="none" style:font-style-asian="italic" style:language-complex="zxx" style:country-complex="none" style:font-style-complex="italic"/>
    </style:style>
    <style:style style:name="P13" style:family="paragraph" style:parent-style-name="Text_20_body" style:list-style-name="L18">
      <style:text-properties fo:language="es" fo:country="ES" fo:font-style="italic" style:language-asian="zxx" style:country-asian="none" style:font-style-asian="italic" style:language-complex="zxx" style:country-complex="none" style:font-style-complex="italic"/>
    </style:style>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9"/>
    <style:style style:name="P19" style:family="paragraph" style:parent-style-name="Text_20_body" style:list-style-name="L11"/>
    <style:style style:name="P20" style:family="paragraph" style:parent-style-name="Text_20_body">
      <style:paragraph-properties fo:text-align="justify" style:justify-single-word="false"/>
    </style:style>
    <style:style style:name="P21" style:family="paragraph" style:parent-style-name="Text_20_body" style:list-style-name="L23">
      <style:paragraph-properties fo:text-align="justify" style:justify-single-word="false"/>
    </style:style>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1"/>
    <style:style style:name="P29" style:family="paragraph" style:parent-style-name="Text_20_body" style:list-style-name="L22"/>
    <style:style style:name="P30" style:family="paragraph" style:parent-style-name="Text_20_body" style:list-style-name="L23"/>
    <style:style style:name="P31" style:family="paragraph" style:parent-style-name="Text_20_body">
      <style:paragraph-properties fo:margin-left="0cm" fo:margin-right="0cm" fo:text-indent="0cm" style:auto-text-indent="true"/>
    </style:style>
    <style:style style:name="P32" style:family="paragraph" style:parent-style-name="Heading_20_1">
      <style:text-properties fo:language="es" fo:country="ES" style:language-asian="zxx" style:country-asian="none" style:language-complex="zxx" style:country-complex="none"/>
    </style:style>
    <style:style style:name="P33" style:family="paragraph" style:parent-style-name="Heading_20_2">
      <style:text-properties fo:language="es" fo:country="ES" style:language-asian="zxx" style:country-asian="none" style:language-complex="zxx" style:country-complex="non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language="es" fo:country="ES"/>
    </style:style>
    <style:style style:name="T9" style:family="text">
      <style:text-properties fo:language="es" fo:country="ES" style:language-asian="zxx" style:country-asian="none" style:language-complex="zxx" style:country-complex="none"/>
    </style:style>
    <style:style style:name="T10" style:family="text">
      <style:text-properties fo:language="es" fo:country="ES" fo:font-weight="normal" style:language-asian="zxx" style:country-asian="none" style:font-weight-asian="normal" style:language-complex="zxx" style:country-complex="none" style:font-weight-complex="normal"/>
    </style:style>
    <style:style style:name="T11" style:family="text">
      <style:text-properties fo:language="es" fo:country="ES" fo:font-weight="bold" style:language-asian="zxx" style:country-asian="none" style:font-weight-asian="bold" style:language-complex="zxx" style:country-complex="none" style:font-weight-complex="bold"/>
    </style:style>
    <style:style style:name="T12" style:family="text">
      <style:text-properties fo:language="es" fo:country="ES" fo:font-style="italic" style:language-asian="zxx" style:country-asian="none" style:font-style-asian="italic" style:language-complex="zxx" style:country-complex="none" style:font-style-complex="italic"/>
    </style:style>
    <style:style style:name="T13" style:family="text">
      <style:text-properties fo:language="es" fo:country="ES" fo:font-style="italic" fo:font-weight="bold" style:language-asian="zxx" style:country-asian="none" style:font-style-asian="italic" style:font-weight-asian="bold" style:language-complex="zxx" style:country-complex="none" style:font-style-complex="italic" style:font-weight-complex="bold"/>
    </style:style>
    <style:style style:name="T14" style:family="text">
      <style:text-properties fo:language="es" fo:country="ES" fo:font-style="normal" style:language-asian="zxx" style:country-asian="none" style:font-style-asian="normal" style:language-complex="zxx" style:country-complex="none" style:font-style-complex="normal"/>
    </style:style>
    <style:style style:name="T15" style:family="text">
      <style:text-properties style:language-asian="zxx" style:country-asian="none"/>
    </style:style>
    <style:style style:name="T16" style:family="text">
      <style:text-properties style:language-complex="zxx" style:country-complex="none"/>
    </style:style>
    <style:style style:name="T17"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text:bookmark text:name="__RefHeading__530_1206187521"/>Introducción<text:bookmark-end text:name="__RefHeading__530_1206187521"/></text:h>
      <text:p text:style-name="P1">Existen una gran cantidad de deficiencias visuales diferentes, algunas de las cuales no son evidentes de forma inmediata. Sin embargo, existen muchas pequeñas cosas que pueden mejorar la salud visual. </text:p>
      <text:p text:style-name="P1">Los niños pueden tener todas la patologías oculares típicas del adulto, a las que hay que añadir otras dos que se desarrollan en la etapa infantil y muy relacionadas entre sí: el estrabismo y la ambliopía (“ojo vago”). En ambos casos, el diagnóstico y tratamiento precoz, antes de que el ojo complete su evolución, evitará que el problema ocular persista en la edad adulta y en el caso de la ambliopía, permitirá salvar la visión del “ojo vago”.</text:p>
      <text:p text:style-name="P1">Según la investigación del doctor Robert Hess<text:span text:style-name="T1"> </text:span><text:span text:style-name="T1"><text:bibliography-mark text:identifier="HES00" text:bibliography-type="journal" text:author="Zhou, J., Thompson, B. and Hess, R. F." text:journal="Scientific Reports" text:title="A new form of rapid binocular plasticity in adult with amblyopia" text:year="2013">[HES00]</text:bibliography-mark></text:span> y el Instituto de Investigación del Centro de Salud de la Universidad McGill (Canadá), hay evidencia de que un cerebro con estrabismo o amblíope puede volver a aprender. Se consigue aumentar el nivel de plasticidad en el cerebro mediante la distribución de información entre los dos ojos de forma complementaria. Por ejemplo, a través de juegos<text:span text:style-name="T1"> </text:span><text:span text:style-name="T1"><text:bibliography-mark text:identifier="MED00" text:bibliography-type="www" text:author="Roberto Mendez" text:title="Jugar al Tetris para luchar contra el “ojo vago”" text:url="http://www.medciencia.com/jugar-al-tetris-para-luchar-contra-el-ojo-vago/">[MED00]</text:bibliography-mark></text:span> y el uso de parches o gafas rojo/verde. Esto alivia la supresión del ojo más débil, al obligar a los dos ojos a cooperar.</text:p>
      <text:p text:style-name="P1">Este proyecto se centrará en la creación de un conjunto de juegos o aplicaciones para niños, con una serie de características particulares, con la intención de la distribución de información entre los dos ojos para poder corregir la deficiencia visual. Debido a que estas herramientas o juegos se destinarán a un público infantil, una de las características más importantes es el entretenimiento, consiguiendo una interacción del niño con la aplicación lo más agradable posible.</text:p>
      <text:p text:style-name="P1">Esta aplicación será desarrollada como complemento o ayuda a una terapia visual pero en ningún caso pretende sustituirla.</text:p>
      <text:p text:style-name="P1">A continuación describiremos dos de las patologías que estudiaremos para su posterior tratamiento, el estrabismo y la ambliopía.</text:p>
      <text:h text:style-name="P33" text:outline-level="2">Estrabismo</text:h>
      <text:p text:style-name="P1">El estrabismo <text:bibliography-mark text:identifier="IMO00" text:bibliography-type="www" text:author="Instituto de microcirugía ocular" text:title="Patologías oftalmológicas, estrabismo infantil" text:url="http://www.imo.es/patologia/estrabismo-infantil/#.UnC5GnAyJkw">[IMO00]</text:bibliography-mark> es una pérdida de paralelismo entre ambos ojos y afecta por tanto a los dos ojos. Sin embargo, es frecuente que un ojo sea dominante, presente la mejor agudeza visual y se dirija derecho al frente, mientras el otro ojo generalmente tendrá cierto grado de ambliopía, menor agudeza visual, y se sitúe en una posición no paralela. Si el ojo no dominante se encuentra en una posición interna al centro óptico se denomina estrabismo convergente, sí externa a este centro estrabismo divergente, sí superior o inferior estrabismo vertical.</text:p>
      <text:p text:style-name="P1">Existen diferentes tipos de estrabismo <text:bibliography-mark text:identifier="CUN00" text:bibliography-type="www" text:author="Clínica Universidad de Navarra. Dr. Jesús Barrio Barrio" text:title="Estrabismo" text:url="http://www.cun.es/area-salud/enfermedades/de-los-ojos/estrabismo">[CUN00]</text:bibliography-mark>. Cada uno tiene sus características clínicas, edad de comienzo, pronóstico y tratamiento.</text:p>
      <text:p text:style-name="P1">Algunos estrabismos se presentan antes de los 6 meses de vida (estrabismo congénito) y otros aparecen años más tarde e incluso en la edad adulta. Para poder corregir adecuadamente el estrabismo, es muy importante detectarlo antes de los 8 años <text:bibliography-mark text:identifier="IMO01" text:bibliography-type="www" text:author="Instituto de microcirugía ocular" text:title="expertos del IMO aseguran que el estrabismo y el “ojo vago” deben tratarse antes de los 8 años de edad" text:url="http://www.imo.es/2011/06/16/los-expertos-del-imo-aseguran-que-el-estrabismo-y-el-ojo-vago-deben-tratarse-antes-de-los-anos-de-edad/#.UnDKUnAyJkx">[IMO01]</text:bibliography-mark>.</text:p>
      <text:h text:style-name="P33" text:outline-level="2">Ambliopía</text:h>
      <text:p text:style-name="P1">La ambliopía <text:bibliography-mark text:identifier="IMO02" text:bibliography-type="www" text:author="Instituto de microcirugía ocular" text:title="Patologías oftalmológicas, ambliopía u “ojo vago”" text:url="http://www.imo.es/patologia/ambliopia-u-ojo-vago/#.UnC6JnAyJkw">[IMO02]</text:bibliography-mark> consiste en la baja visión de uno o ambos ojos por una falta de uso en el periodo de desarrollo visual (antes de los 8 años, aproximadamente). El “ojo vago” es una patología que se origina en la infancia. Si no es diagnosticada <text:bibliography-mark text:identifier="JFL00" text:bibliography-type="journal" text:author="Jerónimo Fernández López" text:journal="Gaceta Optica" text:title="Ambliopía. La importancia de undiagnóstico precoz. Caso clínico" text:year="2012">[JFL00]</text:bibliography-mark> y tratada precozmente, puede prolongarse durante la edad adulta.</text:p>
      <text:p text:style-name="P1"><text:soft-page-break/>Las principales causas son:</text:p>
      <text:list xml:id="list39548369" text:style-name="L1">
        <text:list-item>
          <text:p text:style-name="P2">Estrabismo: cuando los ojos están desviados y cada uno apunta en una dirección, el cerebro del niño, que tiene una gran capacidad de adaptación, suprime la visión de uno de los ojos para evitar una situación anómala y no ver doble.</text:p>
        </text:list-item>
        <text:list-item>
          <text:p text:style-name="P2">Defecto refractivo: cuando el niño tiene hipermetropía, astigmatismo o miopía, la imagen que llega al cerebro no es nítida y éste escoge la visión del ojo con menor defecto refractivo.</text:p>
        </text:list-item>
        <text:list-item>
          <text:p text:style-name="P2">Cataratas, ptosis palpebral (caída del párpado), enfermedades retinianas: son otras enfermedades que interfieren en el correcto desarrollo de la visión en la edad pediátrica.</text:p>
        </text:list-item>
      </text:list>
      <text:h text:style-name="P32" text:outline-level="1">Def. problema</text:h>
      <text:h text:style-name="P33" text:outline-level="2">Identificación del problema real</text:h>
      <text:p text:style-name="P1">La terapia visual es una especialidad de la Optometría<text:note text:id="ftn1" text:note-class="footnote"><text:note-citation>1</text:note-citation><text:note-body><text:p text:style-name="Footnote">La optometría es la ciencia encargada del cuidado primario de la salud visual, a través de acciones de prevención, diagnóstico, tratamiento y corrección de defectos</text:p></text:note-body></text:note>, en la que, mediante diferentes procedimientos, que incluyen ajustes en las gafas y la realización de diversos ejercicios, se establecen nuevos esquemas neuronales, que permiten al paciente recibir y comprender mejor la información visual.</text:p>
      <text:p text:style-name="P1">Existen diferentes herramientas web que ofrecen tratamientos o procedimientos para tratar la disfunción visual, pero éstos utilizan tecnología cada vez más en desuso y con una importante fase de abandono por parte de los nuevos fabricantes terminales, ya sean <text:span text:style-name="T5">ordenadores personales , </text:span><text:span text:style-name="T2">smarthphones </text:span><text:span text:style-name="T5">o</text:span><text:span text:style-name="T2"> tablets</text:span><text:span text:style-name="T5">. El objetivo principal de este proyecto es crear una nueva aplicación capaz de ofrecer herramientas interactivas, a través de juegos junto con el empleo de material óptico, como por ejemplo unas gafas rojo/verde, para el tratamiento de patologías visuales, descritas en el apartado </text:span><text:span text:style-name="T5"><text:bookmark-ref text:reference-format="text" text:ref-name="__RefHeading__530_1206187521">Introducción</text:bookmark-ref></text:span><text:span text:style-name="T5"> de la pág. </text:span><text:span text:style-name="T5"><text:bookmark-ref text:reference-format="page" text:ref-name="__RefHeading__530_1206187521">1</text:bookmark-ref></text:span><text:span text:style-name="T5">, de forma que pueda ser ejecutada en cualquier dispositivo que disponga de un navegador. </text:span></text:p>
      <text:h text:style-name="P33" text:outline-level="2">Identificación del problema técnico</text:h>
      <text:h text:style-name="P33" text:outline-level="2">Funcionamiento</text:h>
      <text:p text:style-name="P1">Uno de los objetivos de este software consiste en el tratamiento de patologías visuales, descritas en el apartado <text:span text:style-name="T5"><text:bookmark-ref text:reference-format="text" text:ref-name="__RefHeading__530_1206187521">Introducción</text:bookmark-ref></text:span> en la página <text:span text:style-name="T5"><text:bookmark-ref text:reference-format="page" text:ref-name="__RefHeading__530_1206187521">1</text:bookmark-ref></text:span>, de una forma interactiva a través de diferentes aplicaciones o juegos junto con el empleo de material óptico como por ejemplo unas gafas rojo/verde.</text:p>
      <text:p text:style-name="P1">Una parte importante de este proyecto estará destinada a ofrecer una solución informática adecuada a un problema, como es el caso del tratamiento de una deficiencia visual. Una vez identificadas las características del tratamiento establecemos una relación entre estas características y su aplicación en diferentes juegos, como por ejemplo el cambio de color de una pelota que junto con el uso de unas gafas rojo/verde obligarán a los dos ojos a trabajar. Debemos por tanto determinar qué juegos serán los más apropiados para dar soluciones y hacer que el tratamiento sea lo más eficaz posible.</text:p>
      <text:p text:style-name="P1"><text:soft-page-break/>Una vez programados los juegos necesitamos ofrecer un soporte estándar y accesible para que cualquier persona haga uso de ellos de una forma cómoda y sin necesidad de tener que acudir a una óptica o cualquier otro centro especializado. Optamos, por tanto, por el uso del estándar web y su lenguaje de marcado HTML5, junto con otras herramientas comentadas en el apartado de <text:bookmark-ref text:reference-format="text" text:ref-name="__RefHeading__939_1459054329">Recursos software</text:bookmark-ref> en la página <text:bookmark-ref text:reference-format="page" text:ref-name="__RefHeading__939_1459054329">11</text:bookmark-ref>. </text:p>
      <text:p text:style-name="P1">Uno de las novedades que presenta HTML5 y de la cuál nos beneficiaremos en nuestro proyecto es el uso de la nueva etiqueta “<text:span text:style-name="T2">Canvas</text:span><text:span text:style-name="T2"><text:note text:id="ftn2" text:note-class="footnote"><text:note-citation>2</text:note-citation><text:note-body><text:p text:style-name="Footnote">Canvas (lienzo en español) es un elemento HTML incorporado en HTML5 que permite la generación de gráficos dinámicamente por medio de un lenguaje interpretado. Permite generar gráficos estáticos y animaciones.</text:p></text:note-body></text:note></text:span>” que nos permite la generación de gráficos estáticos y animaciones en los navegadores más importantes. Esta nueva etiqueta nos ofrecerá la capacidad de usar nuestra aplicación en cualquier dispositivo que sea compatible con HTML5 y dejando de lado las animaciones Flash<text:note text:id="ftn3" text:note-class="footnote"><text:note-citation>3</text:note-citation><text:note-body><text:p text:style-name="Footnote">Una animación Flash es una película o serie de animación que es creada con Adobe Flash o un programa de animación similar y a menudo se distribuye en el formato de archivo SWF.</text:p></text:note-body></text:note>, tecnología a la que actualmente no se da soporte en los dispositivos móviles (<text:span text:style-name="T2">smartphones</text:span> o <text:span text:style-name="T2">tablets)</text:span><text:span text:style-name="T5">.</text:span> Otra peculiaridad más es que el objeto “C<text:span text:style-name="T2">anvas”</text:span> puede ser accedido a través de <text:span text:style-name="T2">JavaScript</text:span>, permitiendo generar gráficos 2D, juegos y <text:span text:style-name="T5">animaciones</text:span>. Será aquí donde usaremos Javascript y diferentes librerías de ésta, comentadas en el apartado de <text:bookmark-ref text:reference-format="text" text:ref-name="__RefHeading__939_1459054329">Recursos software</text:bookmark-ref> en la pág. <text:bookmark-ref text:reference-format="page" text:ref-name="__RefHeading__939_1459054329">11</text:bookmark-ref>, para la implementación de los juegos.</text:p>
      <text:p text:style-name="P1">Es fundamental una correcta parametrización de los argumentos que más tarde se enviarán a los distintos juegos y el resultado que estos devolverán. Estos resultados serán de vital importancia para que un profesional evalúe el grado de disfunción visual. Para su almacenamiento utilizaremos un gestor de base de datos en los que se almacenarán diferentes métricas como por ejemplo, la puntuación de un jugador en un determinado juego, el tiempo que ha tardado en resolverlo, nivel de dificultad que ha alcanzado el jugador en el juego, etc..</text:p>
      <text:p text:style-name="P1">Como el objetivo principal de este proyecto no es la implementación de una serie de juegos sino el desarrollo de una herramienta destinada a profesionales para el tratamiento de deficiencias visuales, será fundamental el desarrollo de un apartado de configuración o calibración donde el profesional o persona responsable configure el juego atendiendo a diferentes parámetros de configuración, como por ejemplo los colores que se van a utilizar en el juego junto con las gafas rojo/verde, el nivel de zonas donde se va a producir esos cambio de colores, velocidad del juego, dificultado del juego, etc.. Este apartado de calibración será de gran relevancia debido a que todos las pantallas donde se ejecuten los juegos no van a ser iguales al igual que tampoco lo serán todas las gafas rojo/verde que emplearán los profesionales.</text:p>
      <text:p text:style-name="P1">Parte importante del proyecto consistirá en la compatibilidad, tanto de la interfaz web como de los juegos, con los diferentes tipos de navegadores, versiones y dispositivos en los que se usará la aplicación.</text:p>
      <text:h text:style-name="P33" text:outline-level="2">Entorno</text:h>
      <text:p text:style-name="P1">El entorno de la aplicación abarca un amplio número de usuarios y de diferentes ámbitos, ya sean personas con alguna deficiencia visual o especialista de la optometría. Para hacer llegar la aplicación al mayor número de usuarios posibles y en diferentes soportes <text:span text:style-name="T2">hardware</text:span> se ha decidido desarrollar una aplicación web cuyo único requisito es que el soporte físico donde se ejecute la aplicación disponga de un pequeño navegador de Internet con compatibilidad HTML5.</text:p>
      <text:p text:style-name="P1"><text:soft-page-break/>Para la creación de la interfaz web se utilizará un <text:span text:style-name="T2">framework</text:span><text:span text:style-name="T2"><text:note text:id="ftn15" text:note-class="footnote"><text:note-citation>4</text:note-citation><text:note-body><text:p text:style-name="Footnote">Estructura conceptual y tecnológica de soporte definido, normalmente con artefactos o módulos de software concretos, que puede servir de base para la organización y desarrollo de software. </text:p></text:note-body></text:note></text:span> descrito en el apartado <text:bookmark-ref text:reference-format="text" text:ref-name="__RefHeading__939_1459054329">Recursos software</text:bookmark-ref> de la pág. <text:bookmark-ref text:reference-format="page" text:ref-name="__RefHeading__939_1459054329">11</text:bookmark-ref> basado en la filosofía "Modelo Vista Controlador<text:note text:id="ftn4" text:note-class="footnote"><text:note-citation>5</text:note-citation><text:note-body><text:p text:style-name="Footnote">El Modelo Vista Controlador (MVC) es un patrón de arquitectura de software que separa los datos y la lógica de negocio de una aplicación de la interfaz de usuario y el módulo encargado de gestionar los eventos y las comunicaciones. </text:p></text:note-body></text:note>", permitiendo así la mayor independencia posible entre el modelo de datos, la interfaz de usuario y las propias operaciones sobre el modelo de datos. Para la creación de los juegos se utilizará el paradigma de programación orientado a objetos creando una clase para cada uno de los juegos implementados, aumentando así su independencia y modularidad.</text:p>
      <text:h text:style-name="P33" text:outline-level="2">Vida esperada</text:h>
      <text:p text:style-name="P1">El tiempo de vida del sistema a desarrollar resulta difícil de calcular, en principio el uso que se le dará al mismo será de tipo académico, pero con previsión de adaptación a un software de tipo comercial, si se observa, a lo largo del tiempo, que el sistema pueda tener alguna característica interesante para su explotación en el mercado. La aplicación sera susceptible de futuras mejoras y ampliaciones para conseguir que se produzca el cambio de un sistema de tipo académico a un sistema con posibilidades de mercado.</text:p>
      <text:h text:style-name="P33" text:outline-level="2">Ciclo de mantenimiento</text:h>
      <text:p text:style-name="P1">Toda tarea de mantenimiento será realizada por una persona designada por los directores del proyecto, concentrándose principalmente en el mantenimiento del servidor y de las bases de datos, que consiste en conservar la integridad, seguridad y buen funcionamiento de las mismas, realizando las operaciones que la persona encargada de ello estime oportunas.</text:p>
      <text:p text:style-name="P1">Para facilitar esta tarea se utilizará una metodología de diseño modular que facilite el mantenimiento en la medida de lo posible.</text:p>
      <text:h text:style-name="P33" text:outline-level="2">Competencia</text:h>
      <text:p text:style-name="P1">Existen diferentes aplicaciones web que realizan funciones similares a las desempeñadas por éste, pero ninguna de ellas utiliza tecnología que permita su visualización en diferentes soportes físicos y con diferentes sistemas operativos, es la gran capacidad multiplataforma y de adaptación a diferentes soportes hace que nuestra aplicación sea diferente a las demás con una gran ventaja respecto a éstas.</text:p>
      <text:h text:style-name="P33" text:outline-level="2">Aspecto externo</text:h>
      <text:p text:style-name="P1">La interfaz del sistema sera totalmente adaptativa, amigable, intuitiva y ergonómica, permitiendo así un aprendizaje rápido por parte del usuario final. Al tener un posible objetivo comercial es muy importante cuidar las características visuales y estéticas de la aplicación. El aspecto externo del sistema en sí será ampliamente expuesto posteriormente cuando se estudie la interfaz.</text:p>
      <text:p text:style-name="P1">El producto desarrollado, tanto el código fuente de la aplicación como la documentación, irán incluidos en un disco compacto con el fin de que la información esté disponible para la comunidad universitaria.</text:p>
      <text:h text:style-name="P33" text:outline-level="2"><text:soft-page-break/>Estandarización</text:h>
      <text:p text:style-name="P1">Se generará un código fuente suficientemente claro y documentado para que puedan analizarse las técnicas utilizadas y realizar cambios si se estima oportuno.</text:p>
      <text:p text:style-name="P1">El sistema a desarrollar mantendrá un alto nivel de estandarización en cuanto <text:s/>a los sistemas usados en su desarrollo.</text:p>
      <text:list xml:id="list39666422" text:style-name="L2">
        <text:list-item>
          <text:p text:style-name="P3">Sistema de almacenamiento de información. El sistema gestor de la base de datos será de tipo <text:span text:style-name="T2">NoSQL</text:span><text:span text:style-name="T2"><text:note text:id="ftn0" text:note-class="footnote"><text:note-citation>6</text:note-citation><text:note-body><text:p text:style-name="Footnote">En informática, NoSQL (a veces llamado "no sólo SQL") es una amplia clase de sistemas de gestión de bases de datos que difieren del modelo clásico del sistema de gestión de bases de datos relacionales</text:p></text:note-body></text:note></text:span>, en este caso se trata de <text:span text:style-name="T2">MongoDB</text:span>, cuya popularidad está en auge haciendo que la integración de los datos en ciertas aplicaciones sea más fácil y rápida.</text:p>
        </text:list-item>
        <text:list-item>
          <text:p text:style-name="P3">Javascript como lenguaje de programación en el <text:span text:style-name="T2">front-end</text:span><text:span text:style-name="T2"><text:note text:id="ftn11" text:note-class="footnote"><text:note-citation>7</text:note-citation><text:note-body><text:p text:style-name="Footnote">El <text:span text:style-name="T2">front-end</text:span> es la parte del software que interactúa con el o los usuarios</text:p></text:note-body></text:note></text:span>.</text:p>
        </text:list-item>
        <text:list-item>
          <text:p text:style-name="P3">Javascript como lenguaje de programación para el <text:span text:style-name="T2">back-end</text:span><text:span text:style-name="T2"><text:note text:id="ftn12" text:note-class="footnote"><text:note-citation>8</text:note-citation><text:note-body><text:p text:style-name="Footnote">El <text:span text:style-name="T2">back-end </text:span>es la parte que procesa la entrada desde el <text:span text:style-name="T2">front-end</text:span>.</text:p></text:note-body></text:note></text:span>.</text:p>
        </text:list-item>
      </text:list>
      <text:h text:style-name="Heading_20_2" text:outline-level="2">Calidad y fiabilidad</text:h>
      <text:p text:style-name="Text_20_body">Las acciones de riesgo de este proyecto serán identificadas, tratando de minimizar las ocurrencias de errores durante el funcionamiento del software o controlándolos debidamente en caso de que sean errores introducidos por el usuario. Si éste en algún momento intenta realizar una acción no permitida el sistema le guiará medianta mensajes de ayuda.</text:p>
      <text:p text:style-name="Text_20_body">La abilidad y la robustez del sistema serán analizadas mediante el empleo de pruebas unitarias y de integración, como se detallará en apartados posteriores.</text:p>
      <text:h text:style-name="Heading_20_2" text:outline-level="2">Fases de desarrollo</text:h>
      <text:h text:style-name="Heading_20_3" text:outline-level="3">Fase de preparación</text:h>
      <text:p text:style-name="Text_20_body">Esta fase atiende al análisis y estudio de las herramientas necesarias para el desarrollo del proyecto.</text:p>
      <text:p text:style-name="Text_20_body">Estudio de la problemática referente a las patologías relacionadas con las deficiencias visuales para así adquirir los conocimientos necesarios sobre el tema.</text:p>
      <text:p text:style-name="Text_20_body">Una vez recapitulada toda la documentación didáctica necesaria, será necesario organizar y establecer cuál es la información más interesante e identificar los posibles aspectos interactivas que pueden ser llevados a cabo para tratar dichas patologías.</text:p>
      <text:p text:style-name="Text_20_body">Una vez elegida la interactividad necesaria para el tratamiento de la deficiencia visual, elegir cuáles serán los juegos a desarrollar y asociar estas interactividades a dichos juegos.</text:p>
      <text:p text:style-name="Text_20_body">Estudio del lenguaje de desarrollo que se va a utilizar, en este caso es HTML5<text:note text:id="ftn6" text:note-class="footnote"><text:note-citation>9</text:note-citation><text:note-body><text:p text:style-name="Footnote">HTML5 (<text:span text:style-name="T2">HyperText Markup Language</text:span>, versión 5) es la quinta revisión importante del lenguaje básico de la World Wide Web.</text:p></text:note-body></text:note>, así como librerías disponibles para el diseño del entorno gráfico del soporte web y la creación del sistema estandarizado e interoperable.</text:p>
      <text:p text:style-name="Text_20_body"><text:soft-page-break/>Estudio del lenguaje de programación interpretado Javascript, junto con una serie de herramientas tales como <text:span text:style-name="T2">jQuery, AngularJS</text:span>, ... para simplificar la manera de interactuar con los documentos HTML, además de librerías gráficas para Javascript o frameworks para el desarrollo de juegos en HTML5 como es <text:span text:style-name="T2">KineticJS.</text:span></text:p>
      <text:h text:style-name="Heading_20_3" text:outline-level="3">Fase de diseño</text:h>
      <text:p text:style-name="Text_20_body">En este apartado se procederá a la planificación de la aplicación descrita en los documentos propuestos. Determinaremos, por tanto, los pasos que se llevarán a cabo <text:s/>y los datos que se manejarán, con el <text:s/>fin de especificar los módulos necesarios y las funciones que se realizarán.</text:p>
      <text:h text:style-name="Heading_20_3" text:outline-level="3">Fase de implementación</text:h>
      <text:p text:style-name="Text_20_body">Se codificarán los diseños obtenidos en la fase anterior utilizando el lenguaje de marcado HTML5. Éste lenguaje se encargará de la implementación de los siguientes tareas.</text:p>
      <text:p text:style-name="Text_20_body">Una tarea inicial se encargará de lo siguiente:</text:p>
      <text:list xml:id="list40160995" text:style-name="L4">
        <text:list-item>
          <text:p text:style-name="P14">Creación de una web que soporte los diferentes juegos a desarrollar.</text:p>
        </text:list-item>
        <text:list-item>
          <text:p text:style-name="P14">Estandarizar dicha web para aumentar su adaptabilidad a diferentes navegadores o dispositivos.</text:p>
        </text:list-item>
        <text:list-item>
          <text:p text:style-name="P14">Estandarizar la forma de establecer los parámetros para los juegos.</text:p>
        </text:list-item>
      </text:list>
      <text:p text:style-name="Text_20_body">Una vez acabada pasaremos a la creación de los juegos:</text:p>
      <text:list xml:id="list40157088" text:style-name="L5">
        <text:list-item>
          <text:p text:style-name="P15">Identificación de los aspectos interactivos para el tratamiento de las patologías.</text:p>
        </text:list-item>
        <text:list-item>
          <text:p text:style-name="P15">Asociación de éstos aspectos a cada juego.</text:p>
        </text:list-item>
        <text:list-item>
          <text:p text:style-name="P15">Implementación de juegos de forma modular e independiente.</text:p>
        </text:list-item>
      </text:list>
      <text:p text:style-name="Text_20_body">Y por último una tercera tarea que se encargara de:</text:p>
      <text:list xml:id="list40166268" text:style-name="L6">
        <text:list-item>
          <text:p text:style-name="P16">Adaptar librerías a los diferentes navegadores y aumentar su estandarización.</text:p>
        </text:list-item>
        <text:list-item>
          <text:p text:style-name="P16">Configurar los dos apartados anteriores para su funcionamiento en cualquier plataforma.</text:p>
        </text:list-item>
      </text:list>
      <text:h text:style-name="Heading_20_3" text:outline-level="3"><text:bookmark text:name="__RefHeading__721_1459054329"/>Fase de pruebas<text:bookmark-end text:name="__RefHeading__721_1459054329"/></text:h>
      <text:p text:style-name="Text_20_body">Se realizarán una serie de pruebas que podemos englobar en tres grupos:</text:p>
      <text:list xml:id="list40184865" text:style-name="L7">
        <text:list-item>
          <text:p text:style-name="P17">Pruebas de funcionamiento. Con las que comprobaremos la corrección de los resultados obtenidos. </text:p>
        </text:list-item>
        <text:list-item>
          <text:p text:style-name="P17">Pruebas de compatibilidad. La aplicación web se probará en diferentes navegadores (<text:span text:style-name="T2">chrome, firefox, safari</text:span>, …), de diferentes dispositivos (PC, móviles, <text:span text:style-name="T2">tablets</text:span>, …). Para comprobar su compatibilidad y su correcto funcionamiento.</text:p>
        </text:list-item>
        <text:list-item>
          <text:p text:style-name="P17">Pruebas de rendimiento. En la ingeniería del software, las pruebas de rendimiento son las pruebas que se realizan, desde una perspectiva, para determinar lo rápido que realiza una tarea un sistema en condiciones particulares de trabajo. También puede servir para validar y verificar otros atributos de la calidad del sistema, tales como la escalabilidad, fiabilidad y uso de los recursos. </text:p>
        </text:list-item>
      </text:list>
      <text:h text:style-name="Heading_20_3" text:outline-level="3"><text:soft-page-break/>Fase de documentación</text:h>
      <text:p text:style-name="Text_20_body">En esta fase se plasmará todo el proceso seguido para la realización del proyecto. </text:p>
      <text:p text:style-name="Text_20_body">La documentación o memoria del proyecto se va a realizar a medida que se avanza en el mismo, y así no dejar esta fase para el <text:s/>final ya que podemos olvidar información importante empleada durante la realización del proyecto. </text:p>
      <text:p text:style-name="Text_20_body">Esta fase estará compuesta por el manual técnico, manual de usuario y manual de código.</text:p>
      <text:p text:style-name="Text_20_body">Por lo tanto, para el final quedaría la ordenación de toda la información recopilada y la correcta presentación de la misma.</text:p>
      <text:h text:style-name="Heading_20_2" text:outline-level="2">Pruebas y seguridad</text:h>
      <text:p text:style-name="Text_20_body">Las pruebas que se realizarán han sido descritas en el apartado anterior de <text:bookmark-ref text:reference-format="text" text:ref-name="__RefHeading__721_1459054329">Fase de pruebas</text:bookmark-ref> de la pág. <text:bookmark-ref text:reference-format="page" text:ref-name="__RefHeading__721_1459054329">6</text:bookmark-ref>. Se puede consultar una descripción más detallada en el apartado de pruebas.</text:p>
      <text:p text:style-name="Text_20_body">En cuanto a la seguridad el sistema gestor de base de datos utilizado tiene la capacidad de porteeger los datos contra su pérdida total o parcial debido a fallos en el sistema. A su vez garantiz la privacidad, es decir, solo permite el acceso a la información a las personas autorizadas.</text:p>
      <text:h text:style-name="P32" text:outline-level="1">Objetivos</text:h>
      <text:p text:style-name="P1">El principal objetivo de este proyecto consiste en el desarrollo de aplicaciones web interactivas, normalmente juegos, que ayuden al tratamiento de <text:s/>diferentes patologías visuales.</text:p>
      <text:p text:style-name="P1">Al ir destinado a un amplío y diferente número de usuarios la tecnología que emplearemos para el desarrollo de las aplicaciones o juegos será aquella que presente unas características de portabilidad<text:note text:id="ftn5" text:note-class="footnote"><text:note-citation>10</text:note-citation><text:note-body><text:p text:style-name="Footnote">Permite que aplicaciones se ejecuten en máquinas con el mismo sistema operativo sin realizar cambios en el <text:span text:style-name="T2">software</text:span>. Esta característica depende fundamentalmente de las capacidades del lenguaje de programación.</text:p></text:note-body></text:note> e interopearabilidad<text:note text:id="ftn7" text:note-class="footnote"><text:note-citation>11</text:note-citation><text:note-body><text:p text:style-name="Footnote">Permite conectar aplicaciones u otros sistemas de información con independencia de la plataforma, arquitectura o lenguaje de programación con el que se hayan desarrollado. Esta característica es una medida de la calidad del software.</text:p></text:note-body></text:note> lo más alta posible.</text:p>
      <text:p text:style-name="P1">Los objetivos en los que se basa nuestro proyecto se enumeran a continuación:</text:p>
      <text:list xml:id="list40227454" text:style-name="L8">
        <text:list-item>
          <text:p text:style-name="P4">Estudio del aspecto teórico de las patologías, identificando los diferentes juegos o aplicaciones que <text:s/>mejor se adapten al tratamiento de estas enfermedades.</text:p>
        </text:list-item>
        <text:list-item>
          <text:p text:style-name="P4">Estudiar y definir el soporte o tecnología más estandarizada posible, para hacer llegar la aplicación al mayor número de usuarios posibles, sin importar el dispositivo y sus diferentes versiones.</text:p>
        </text:list-item>
        <text:list-item>
          <text:p text:style-name="P4">Identificar y adaptar las aplicaciones para motivar el uso de la aplicación por parte del usuario:</text:p>
          <text:list>
            <text:list-item>
              <text:p text:style-name="P4">Entretenimiento para el usuario.</text:p>
            </text:list-item>
            <text:list-item>
              <text:p text:style-name="P4">Aprendizaje de buenas prácticas sobre salud visual.</text:p>
            </text:list-item>
            <text:list-item>
              <text:p text:style-name="P4">Ofrecer resultados de la interacción con la aplicación, como distintas métricas que ayuden al usuario a valorar la evolución del tratamiento.</text:p>
            </text:list-item>
          </text:list>
        </text:list-item>
      </text:list>
      <text:list xml:id="list40225135" text:style-name="L9">
        <text:list-item>
          <text:p text:style-name="P18"><text:span text:style-name="T9">Estudio comparativo de las diferentes herramientas o librerías destinadas a la creación de los juegos, identificando la más adecuada para el posterior desarrollo de éstos.</text:span></text:p>
        </text:list-item>
        <text:list-item>
          <text:p text:style-name="P5"><text:soft-page-break/>Implementación de la aplicación o juegos que se hayan identificado en el estudio del tratamiento de las diferentes patologías, al menos:</text:p>
        </text:list-item>
      </text:list>
      <text:list xml:id="list40237890" text:style-name="L10">
        <text:list-item>
          <text:list>
            <text:list-item>
              <text:p text:style-name="P6">Ping-Pong: se trata de un juego similar al “Pong” basado en el deporte de tenis de mesa.</text:p>
            </text:list-item>
            <text:list-item>
              <text:p text:style-name="P6">Drag-Me: consiste en mover un bloque evitando chocar con el resto de figuras que se encuentran en movimiento.</text:p>
            </text:list-item>
            <text:list-item>
              <text:p text:style-name="P6">Tetris: basado en el juego clásico “Tetris”, en el que hay que encajar diferentes figuras geométricas que irán apareciendo en el transcurso del juego.</text:p>
            </text:list-item>
          </text:list>
        </text:list-item>
        <text:list-item>
          <text:p text:style-name="P6">Adaptación de los juegos mencionados en el punto anterior para su uso con colores que, junto con el empleo de unas gafas bicolor (rojo/verde o rojo/azul) nos permitirá la distribución de información entre los dos ojos, obligando a los dos ojos a cooperar.</text:p>
        </text:list-item>
        <text:list-item>
          <text:p text:style-name="P6">Implementación de un apartado de calibración o configuración de colores. Esto se debe a que no todas las pantallas donde se ejecutarán los juegos van a ser iguales, al igual que las gafas rojo/verde empleadas por el profesional.</text:p>
        </text:list-item>
        <text:list-item>
          <text:p text:style-name="P6">Estandarización de los parámetros o información necesaria para el uso de la aplicación.</text:p>
        </text:list-item>
        <text:list-item>
          <text:p text:style-name="P6">Elaborar unos resultados que sean útiles por parte del usuario con el fin de evaluar el progreso.</text:p>
        </text:list-item>
      </text:list>
      <text:h text:style-name="P32" text:outline-level="1">Antecedentes</text:h>
      <text:p text:style-name="Text_20_body"><text:span text:style-name="T9">Nos basaremos en diferentes estudios que indican que es necesario el entrenamiento del ojo más débil, obligando a los dos ojos a cooperar para aumentar el nivel de la plasticidad en el cerebro y permite que el cerebro con estrabismo o amblíope vuelva a aprender.</text:span></text:p>
      <text:p text:style-name="Text_20_body"><text:span text:style-name="T9">Existen diferentes aplicaciones para tratar dichas carencias visuales como por ejemplo, la que se expone a continuación.</text:span></text:p>
      <text:list xml:id="list40251986" text:style-name="L11">
        <text:list-item>
          <text:p text:style-name="P19"><text:span text:style-name="T11">EYE-OK</text:span></text:p>
          <text:p text:style-name="P19"><text:span text:style-name="T9">EYE-OK </text:span><text:span text:style-name="T10"><text:bibliography-mark text:identifier="AID00" text:bibliography-type="www" text:author="Aido, óptica color imagen, Instituto tecnológico" text:title="EYE-OK, entorno virtual de juegos Info-educativos en materia de seguridad visual" text:url="http://eyeok.aido.es/eyeok.html">[AID00]</text:bibliography-mark></text:span><text:span text:style-name="T9"> es un video juego info-educativo sobre salud visual sobre un entorno pedagógico y educativo para el aprendizaje del usuario en materia de buenas prácticas. Se intercalan cuestionarios y mensajes educativos entre los distintos niveles de las pantallas. Los diferentes juegos recrean entornos virtuales en los cuales el jugador puede controlar a un personaje o cualquier otro elemento para conseguir un objetivo teniendo en cuenta determinadas reglas.</text:span></text:p>
        </text:list-item>
      </text:list>
      <text:p text:style-name="P31"><text:span text:style-name="T9">No obstante, la mayor parte de las aplicaciones o juegos web están basados en </text:span><text:span text:style-name="T12">Macromedia Flash</text:span><text:span text:style-name="T12"><text:note text:id="ftn8" text:note-class="footnote"><text:note-citation>12</text:note-citation><text:note-body><text:p text:style-name="Footnote"><text:span text:style-name="T2">Macromedia Flash</text:span> es un producto Adobe diseñado específicamente para crear gráficos y animaciones vectoriales, para ser publicados en páginas web.</text:p></text:note-body></text:note></text:span><text:span text:style-name="T9"> y por tanto su portabilidad está muy limitada, todo lo contrario que ocurre con nuestra propuesta. Además, no hemos encontrado ninguna aplicación o juego web público que haga uso de las gafas con filtros bicolor para entrenamiento visual. </text:span></text:p>
      <text:h text:style-name="P32" text:outline-level="1">Restricciones</text:h>
      <text:p text:style-name="Text_20_body"><text:span text:style-name="T9">A continuación se expondrán todas aquellas restricciones existentes en el ámbito del diseño y que condicionaron la elección de una u otra alternativa.</text:span></text:p>
      <text:p text:style-name="Text_20_body"><text:soft-page-break/><text:span text:style-name="T9">Los factores dato corresponderán a aquellas restricciones que fueron extraídas directamente de la solicitud del cliente, mientras que los factores estratégicos serán aquellas decisiones que fueron tomadas durante el desarrollo del proyecto.</text:span></text:p>
      <text:h text:style-name="P33" text:outline-level="2">Factores dato</text:h>
      <text:p text:style-name="P1">Los factores dato deben de satisfacerse de forma obligatoria, ya que son impuestos por el cliente, no pudiendo ser modificados porque están entre sus propias necesidades, o por las características particulares del problema. Éstos marcan las pautas a seguir para la realización del software.</text:p>
      <text:p text:style-name="P1">Uno de los requisitos es que la aplicación sea de tipo web y que no sea necesario instalar nada en el equipo del usuario, por lo tanto no habrá problemas en cuanto al sistema operativo de éste, sólo es necesario disponer de un navegador web, favoreciendo así la característica de crear un sistema multiplataforma. </text:p>
      <text:p text:style-name="P1">Al ser un sistema multiplataforma será muy importante la adaptación de la interfaz a los diferentes dispositivos donde se ejecutará la aplicación, siendo además <text:s/>una interfaz cómoda y de fácil uso para que los usuarios del sistema aprendan a utilizarlo con facilidad, ya que no tienen por qué poseer un nivel informático alto. Además el software debe ser sencillo de extender en cuanto a diseño e implementación para poderlo ampliar en futuros proyectos con nueva funcionalidad.</text:p>
      <text:p text:style-name="P1">Otro de los factores importantes en el proyecto será su uso junto con herramientas de bajo coste, como son las gafas bicolor rojo/verde, favoreciendo así a que el usuario, para el uso de la aplicación, no tenga la necesidad de un desembolso de gran cantidad de dinero</text:p>
      <text:h text:style-name="Heading_20_2" text:outline-level="2">Factores estratégicos</text:h>
      <text:p text:style-name="Text_20_body"><text:span text:style-name="T9">Los factores estratégicos son aquellos que derivan del diseño del software y que condicionarán las distintas propuestas que se lleven a cabo.</text:span></text:p>
      <text:p text:style-name="P20">En cuánto al lenguaje de programación se pensó utilizar <text:span text:style-name="T2">Javascript </text:span><text:span text:style-name="T6">en la parte del cliente y </text:span><text:span text:style-name="T4">Java EE</text:span><text:span text:style-name="T4"><text:note text:id="ftn9" text:note-class="footnote"><text:note-citation>13</text:note-citation><text:note-body><text:p text:style-name="Footnote">Java Platform, Enterprise Edition o Java EE, es una plataforma de programación para desarrollar y ejecutar software de aplicaciones en el lenguaje de programación Java.</text:p></text:note-body></text:note></text:span><text:span text:style-name="T4"> </text:span><text:span text:style-name="T6">en la parte servidora, haciéndo uso de </text:span><text:span text:style-name="T4">servlets</text:span><text:span text:style-name="T4"><text:note text:id="ftn10" text:note-class="footnote"><text:note-citation>14</text:note-citation><text:note-body><text:p text:style-name="Footnote">El servlet es una clase en el lenguaje de programación Java, utilizada para ampliar las capacidades de un servidor.</text:p></text:note-body></text:note></text:span><text:span text:style-name="T4"> </text:span><text:span text:style-name="T6">pero a medida que buscabamos información sobre ello se observo que cada vez se usa más el lenguaje de programación </text:span><text:span text:style-name="T4">Javascript </text:span><text:span text:style-name="T6">en la parte servidora a través de frameworks como </text:span><text:span text:style-name="T4">NodeJS</text:span><text:span text:style-name="T6">. Se <text:s/>decidió por tanto la elección de </text:span><text:span text:style-name="T4">Javascript </text:span><text:span text:style-name="T6">en ambas partes, con la ventaja de evitar el tener que programar en dos lenguajes de programación diferentes, uno para el </text:span><text:span text:style-name="T4">back-end</text:span><text:span text:style-name="T6"> y otro para el </text:span><text:span text:style-name="T4">front-end</text:span><text:span text:style-name="T6">.</text:span></text:p>
      <text:p text:style-name="P20"><text:span text:style-name="T6">Para la interfaz gráfica se utilizará HTML5 junto con el </text:span><text:span text:style-name="T4">framework Bootstrap </text:span><text:span text:style-name="T6">facilitandonos una serie de componentes e interacciones de interfaz mediante </text:span><text:span text:style-name="T4">CSS</text:span><text:span text:style-name="T6"> y </text:span><text:span text:style-name="T4">Javascript </text:span><text:span text:style-name="T6">ayudándonos a la creación de un </text:span><text:span text:style-name="T4">layout</text:span><text:span text:style-name="T4"><text:note text:id="ftn13" text:note-class="footnote"><text:note-citation>15</text:note-citation><text:note-body><text:p text:style-name="Footnote">Es la ordenación y colocación de todos los elementos que componen una página web.</text:p></text:note-body></text:note></text:span><text:span text:style-name="T4"> </text:span><text:span text:style-name="T6">básico sobre el que trabajar, el cual se adaptará facilmente á los diferentes navegadores y resoluciones, además de dispositivos, ahorrando así mucho tiempo y esfuerzo. Además se utilizara un </text:span><text:span text:style-name="T4">framework</text:span><text:span text:style-name="T6"> asentado en el Modelo Vista Controlador como es </text:span><text:span text:style-name="T4">AngularJS</text:span><text:span text:style-name="T6"> desarrollado por </text:span><text:span text:style-name="T4">Google</text:span><text:span text:style-name="T6">.</text:span></text:p>
      <text:p text:style-name="P20"><text:span text:style-name="T6">Para la implementación del modelo de datos y la posterior manipulación de los datos se usará un sistema gestor de base de datos </text:span><text:span text:style-name="T4">MongoDB</text:span><text:span text:style-name="T6">, consiguiendo que la integración de los datos en la aplicacion sea más fácil y rápida.</text:span></text:p>
      <text:p text:style-name="P20"><text:soft-page-break/><text:span text:style-name="T6">Para la generación de los juegos se ha utilizado una librería gráfica para </text:span><text:span text:style-name="T4">Javascript</text:span><text:span text:style-name="T6"> llamada </text:span><text:span text:style-name="T4">KineticJS</text:span><text:span text:style-name="T6">, es una librería de objetos que se pueden crear y dibujar sobre el </text:span><text:span text:style-name="T4">Canvas</text:span><text:span text:style-name="T6">, círculos, rectángulos, polígonos e imágenes además de animaciones de gran rendimiento, como es el caso de programación de juegos.</text:span></text:p>
      <text:p text:style-name="P20"><text:span text:style-name="T6">Durante el desarrollo se hará uso de </text:span><text:span text:style-name="T4">Sublime Text</text:span><text:span text:style-name="T6"> como entorno de desarrollo, ya que siendo un editor más que un IDE</text:span><text:span text:style-name="T6"><text:note text:id="ftn14" text:note-class="footnote"><text:note-citation>16</text:note-citation><text:note-body><text:p text:style-name="Footnote">Un entorno de desarrollo integrado, llamado también IDE (sigla en inglés de integrated development environment), es un programa informático compuesto por un conjunto de herramientas de programación.</text:p></text:note-body></text:note></text:span><text:span text:style-name="T6"> tiene un gran potencial y facilidad de uso, esto unido a su capacidad de añadir diferentes plugins aumentando su funcionalidad, hace que hayamos elegido esta herramienta.</text:span></text:p>
      <text:p text:style-name="P20"><text:span text:style-name="T6">Durante el desarrollo del proyecto se ha decidio utilizar repositorios </text:span><text:span text:style-name="T4">GIT</text:span><text:span text:style-name="T6"> como sistema de control de versiones, <text:s/>pensando en la eficiencia y la confiabilidad del mantenimiento de versiones de aplicaciones cuando se tiene un gran número de archivos de código fuente.</text:span></text:p>
      <text:h text:style-name="Heading_20_3" text:outline-level="3">Patrón Modelo Vista Controlador</text:h>
      <text:p text:style-name="Text_20_body">El Modelo Vista Controlador es un patrón de arquitectura software que separa los datos de una aplicación, la interfaz de usuario y la lógica de negocio en tres componentes distintos <text:bibliography-mark text:identifier="MVC00" text:bibliography-type="www" text:author="Oracle" text:title="Java SE Application Design with MVC" text:url="http://www.oracle.com/technetwork/articles/javase/index-142890.html">[MVC00]</text:bibliography-mark>. Este patrón, se ve frecuentemente en aplicaciones web, donde la vista es la página HTML y el código que provee de datos dinámicos a la página. El modelo es el Sistema de Gestión de Base de Datos y la Lógica de negocio, y el controlador es el responsable de recibir los eventos de entrada desde la vista.</text:p>
      <text:p text:style-name="Text_20_body">Una de las principales ventajas del MVC es la separación entre las entidades, que permite añadir y modificar casi todos los aspectos del sistema sin tener que modificar todo el código. Si quisiéramos modificar la interfaz (Vista) no necesitamos cambiar el modelo subyacente ni el controlador del mismo. Si quisiéramos añadir una nueva métrica al sistema sólo tenemos que tocar el modelo ya que si el programa está bien diseñado, el controlador será el que determine qué métricas hay disponibles y se encargue de mostrarlas en la vista.</text:p>
      <text:h text:style-name="P32" text:outline-level="1">Recursos</text:h>
      <text:p text:style-name="Text_20_body"><text:span text:style-name="T9">En el presente apartado se van a describir todos los medios utilizados para abordar el desarrollo y puesta en marcha de la aplicación. Podemos dividirlos en recursos humanos (equipo de desarrollo del software) y recurso materiales </text:span><text:span text:style-name="T12">hardware</text:span><text:span text:style-name="T9"> y </text:span><text:span text:style-name="T12">software.</text:span></text:p>
      <text:h text:style-name="P33" text:outline-level="2">Recursos humanos</text:h>
      <text:list xml:id="list41199612" text:style-name="L12">
        <text:list-item>
          <text:p text:style-name="P22"><text:span text:style-name="T9">Dirección y coordinación:</text:span></text:p>
          <text:list>
            <text:list-item>
              <text:p text:style-name="P22"><text:span text:style-name="T9">Antonio Araúzo Azofra</text:span></text:p>
              <text:p text:style-name="P22"><text:span text:style-name="T9">Profesor del área de Proyectos de Ingeniería.</text:span></text:p>
              <text:p text:style-name="P22"><text:span text:style-name="T9">Universidad de Córdoba.</text:span></text:p>
            </text:list-item>
            <text:list-item>
              <text:p text:style-name="P22"><text:span text:style-name="T9">Antonio Tomás González Espejo</text:span></text:p>
              <text:p text:style-name="P7">Diplomatura Óptica y Optometría.</text:p>
              <text:p text:style-name="P22"><text:span text:style-name="T9">Máster Optometría y Terapia Visual.</text:span></text:p>
            </text:list-item>
          </text:list>
        </text:list-item>
      </text:list>
      <text:p text:style-name="Text_20_body"><text:span text:style-name="T9"/></text:p>
      <text:list xml:id="list41614658" text:continue-numbering="true" text:style-name="L12">
        <text:list-item>
          <text:p text:style-name="P22"><text:soft-page-break/><text:span text:style-name="T9">Autor:</text:span></text:p>
        </text:list-item>
      </text:list>
      <text:list xml:id="list41219722" text:style-name="L13">
        <text:list-item>
          <text:list>
            <text:list-item>
              <text:p text:style-name="P23"><text:span text:style-name="T9">Manuel Navarro Pérez</text:span></text:p>
              <text:p text:style-name="P23"><text:span text:style-name="T9">Alumno de Ingeniería Informática.</text:span></text:p>
              <text:p text:style-name="P23"><text:span text:style-name="T9">Universidad de Córdoba.</text:span></text:p>
            </text:list-item>
          </text:list>
        </text:list-item>
      </text:list>
      <text:h text:style-name="P33" text:outline-level="2">Recursos hardware</text:h>
      <text:p text:style-name="Text_20_body"><text:span text:style-name="T9">Se dispondrá de varios equipos para el desarrollo y testeo de las aplicaciones desarrolladas.</text:span></text:p>
      <text:p text:style-name="Text_20_body"><text:span text:style-name="T9">Por parte de la Universidad de Córdoba:</text:span></text:p>
      <text:list xml:id="list41244363" text:style-name="L14">
        <text:list-item>
          <text:p text:style-name="P24"><text:span text:style-name="T9">Intel® <text:s/>CoreTM 2 Duo E4500 2.2 Ghz</text:span></text:p>
          <text:p text:style-name="P24"><text:span text:style-name="T9">1024 MB DDR2 333 Mhz</text:span></text:p>
        </text:list-item>
      </text:list>
      <text:p text:style-name="Text_20_body"><text:span text:style-name="T9">Por parte del autor, se dispone de otros dos equipos portátiles, ambos de uso personal, que también se utilizarán para el desarrollo y las pruebas. Las características de éstos son:</text:span></text:p>
      <text:list xml:id="list41233812" text:style-name="L15">
        <text:list-item>
          <text:p text:style-name="P25"><text:span text:style-name="T9">Intel® <text:s/>CentrinoTM 2 Ghz</text:span></text:p>
          <text:p text:style-name="P25"><text:span text:style-name="T9">1024 MB 599 Mhz</text:span></text:p>
        </text:list-item>
        <text:list-item>
          <text:p text:style-name="P25"><text:span text:style-name="T9">AMD Thurion 64 x2 2Ghz</text:span></text:p>
          <text:p text:style-name="P25"><text:span text:style-name="T9">3 GB </text:span></text:p>
        </text:list-item>
      </text:list>
      <text:h text:style-name="P33" text:outline-level="2"><text:bookmark text:name="__RefHeading__939_1459054329"/>Recursos software<text:bookmark-end text:name="__RefHeading__939_1459054329"/></text:h>
      <text:p text:style-name="P1">El proyecto se desarrollará alternativamente en plataformas GNU/Linux y Windows. Concretamente, el sistema operativo con el que se está trabajando es Ubuntu en su versión 12.10 de octubre de 2012 y en Windows es su versión 7.</text:p>
      <text:list xml:id="list41541035" text:style-name="L21">
        <text:list-item>
          <text:p text:style-name="P28"><text:span text:style-name="T9">Se ha usado como editor de textos </text:span><text:span text:style-name="T13">Sublime Text</text:span><text:span text:style-name="T11"> 2</text:span><text:span text:style-name="T9"> con diferentes </text:span><text:span text:style-name="T12">plugins</text:span><text:span text:style-name="T9"> para aumentar la funcionalidad de éste. Estos </text:span><text:span text:style-name="T12">plugins</text:span><text:span text:style-name="T9"> son los siguientes:</text:span></text:p>
        </text:list-item>
      </text:list>
      <text:list xml:id="list41352841" text:style-name="L19">
        <text:list-item>
          <text:list>
            <text:list-item>
              <text:p text:style-name="P9">Package Contol: Paquete para gestionar la instalación y desinstalación de <text:span text:style-name="T2">plugins</text:span> para el <text:span text:style-name="T2">Sublime Text</text:span>.</text:p>
            </text:list-item>
            <text:list-item>
              <text:p text:style-name="P9">AngularJS: Plugin para fijado de sintaxis del editor de textos para facilitar la programación con <text:span text:style-name="T2">AngularJS</text:span>.</text:p>
            </text:list-item>
            <text:list-item>
              <text:p text:style-name="P9">Emmet: Plugin para completado automático de código.</text:p>
            </text:list-item>
            <text:list-item>
              <text:p text:style-name="P9">Git: Plugin de integración de repositorios GIT.</text:p>
            </text:list-item>
            <text:list-item>
              <text:p text:style-name="P27"><text:span text:style-name="T9">JsLint: Herramienta de revisión de código para </text:span><text:span text:style-name="T12">Javascript.</text:span></text:p>
            </text:list-item>
          </text:list>
        </text:list-item>
      </text:list>
      <text:p text:style-name="P31"><text:span text:style-name="T9">Para el desarrollo de la aplicación web y los diferentes juegos se trabajara con las siguientes herramientas distiguiendo si se trata del </text:span><text:span text:style-name="T12">back-end</text:span><text:span text:style-name="T9"> o del </text:span><text:span text:style-name="T12">front-end.</text:span></text:p>
      <text:list xml:id="list41557574" text:style-name="L22">
        <text:list-item>
          <text:p text:style-name="P29"><text:span text:style-name="T14">Para el front-end se usan las siguientes herramientas.</text:span></text:p>
        </text:list-item>
      </text:list>
      <text:list xml:id="list41234214" text:style-name="L18">
        <text:list-item>
          <text:list>
            <text:list-item>
              <text:p text:style-name="P26"><text:span text:style-name="T13">HTML5</text:span><text:span text:style-name="T9"> [</text:span><text:a xlink:type="simple" xlink:href="http://www.w3.org/html/logo/">http://www.w3.org/html/logo/</text:a><text:span text:style-name="T9">].</text:span></text:p>
            </text:list-item>
            <text:list-item>
              <text:p text:style-name="P13"><text:span text:style-name="T17">JavaScript</text:span>.</text:p>
            </text:list-item>
            <text:list-item>
              <text:p text:style-name="P13"><text:span text:style-name="T17">CSS3</text:span>.</text:p>
            </text:list-item>
            <text:list-item>
              <text:p text:style-name="P8">Como gestor de paquetes para el <text:span text:style-name="T2">front-end </text:span><text:span text:style-name="T5">usaremos </text:span><text:span text:style-name="T3">Bower</text:span><text:span text:style-name="T5"> [</text:span><text:a xlink:type="simple" xlink:href="http://bower.io/"><text:span text:style-name="T5">http://bower.io/</text:span></text:a><text:span text:style-name="T5">].</text:span></text:p>
            </text:list-item>
            <text:list-item>
              <text:p text:style-name="P26"><text:soft-page-break/><text:span text:style-name="T9">Para agilizar la forma de trabajar con la web utilizaremos una biblioteca de </text:span><text:span text:style-name="T12">JavaScript</text:span><text:span text:style-name="T9"> </text:span><text:span text:style-name="T13">jQuery</text:span><text:span text:style-name="T12"><text:note text:id="ftn17" text:note-class="footnote"><text:note-citation>17</text:note-citation><text:note-body><text:p text:style-name="Footnote">Biblioteca de JavaScript que permite simplificar la manera de interactuar con los documentos HTML, manipular el árbol DOM, manejar eventos, desarrollar animaciones y agregar interacción con la técnica AJAX a páginas web.</text:p></text:note-body></text:note></text:span><text:span text:style-name="T9"> [</text:span><text:a xlink:type="simple" xlink:href="http://jquery.com/">http://jquery.com/</text:a><text:span text:style-name="T9">].</text:span></text:p>
            </text:list-item>
            <text:list-item>
              <text:p text:style-name="P26"><text:span text:style-name="T9">Para generar el entorno web utilizaremos el </text:span><text:span text:style-name="T12">framework</text:span><text:span text:style-name="T9"> de </text:span><text:span text:style-name="T12">Twitter</text:span><text:span text:style-name="T9"> [</text:span><text:a xlink:type="simple" xlink:href="https://twitter.com/">https://twitter.com/</text:a><text:span text:style-name="T9">] llamado </text:span><text:span text:style-name="T13">Bootstrap</text:span><text:span text:style-name="T9"> [</text:span><text:a xlink:type="simple" xlink:href="http://getbootstrap.com/">http://getbootstrap.com/</text:a><text:span text:style-name="T9">] permitiendo <text:s/>crear interfaces web con </text:span><text:span text:style-name="T12">CSS</text:span><text:span text:style-name="T9"> y </text:span><text:span text:style-name="T12">Javascript</text:span><text:span text:style-name="T9"> usando diseño adaptativo o </text:span><text:span text:style-name="T12">Responsive Design</text:span><text:span text:style-name="T12"><text:note text:id="ftn16" text:note-class="footnote"><text:note-citation>18</text:note-citation><text:note-body><text:p text:style-name="Footnote">Técnica de diseño y desarrollo web que mediante el uso de estructuras e imágenes fluidas, así como de media-queries en la hoja de estilo CSS, consigue adaptar el sitio web al entorno del usuario.</text:p></text:note-body></text:note></text:span><text:span text:style-name="T9">.</text:span></text:p>
            </text:list-item>
            <text:list-item>
              <text:p text:style-name="P8">Para agilizar la forma de trabajar con la web utilizaremos el <text:span text:style-name="T2">framework</text:span> basado en el patrón Model Vista controlador <text:span text:style-name="T3">AngularJS</text:span> [<text:a xlink:type="simple" xlink:href="http://angularjs.org/">http://angularjs.org/</text:a>].</text:p>
            </text:list-item>
            <text:list-item>
              <text:p text:style-name="P8">Para el uso de iconos en las interfaces web se usará las librerías de <text:span text:style-name="T3">Font-Awesome</text:span><text:span text:style-name="T2"> </text:span><text:span text:style-name="T5">[</text:span><text:a xlink:type="simple" xlink:href="http://fontawesome.io/"><text:span text:style-name="T5">http://fontawesome.io/</text:span></text:a><text:span text:style-name="T5">].</text:span></text:p>
            </text:list-item>
            <text:list-item>
              <text:p text:style-name="P8"><text:span text:style-name="T5">Para la generación de gráficas donde el usuario pueda observar su puntuación se usará </text:span><text:span text:style-name="T3">HighCharts JS</text:span><text:span text:style-name="T5"> [</text:span><text:a xlink:type="simple" xlink:href="http://www.highcharts.com/"><text:span text:style-name="T5">http://www.highcharts.com/</text:span></text:a><text:span text:style-name="T5">]</text:span></text:p>
            </text:list-item>
          </text:list>
        </text:list-item>
        <text:list-item>
          <text:p text:style-name="P26"><text:span text:style-name="T9">Para el </text:span><text:span text:style-name="T12">back-end</text:span><text:span text:style-name="T9"> se usarán las siguientes herramientas:</text:span></text:p>
        </text:list-item>
      </text:list>
      <text:list xml:id="list41456093" text:style-name="L20">
        <text:list-item>
          <text:list>
            <text:list-item>
              <text:p text:style-name="P12">Framework <text:span text:style-name="T5">de </text:span><text:span text:style-name="T17">NodeJs</text:span><text:span text:style-name="T5"> llamado </text:span><text:span text:style-name="T7">expressJS</text:span><text:span text:style-name="T5"> [</text:span><text:a xlink:type="simple" xlink:href="http://expressjs.com/"><text:span text:style-name="T5">http://expressjs.com/</text:span></text:a><text:span text:style-name="T5">] para la parte servidora de la aplicación web.</text:span></text:p>
            </text:list-item>
            <text:list-item>
              <text:p text:style-name="P10"><text:span text:style-name="T7">Mongoose</text:span><text:span text:style-name="T5"> [</text:span><text:a xlink:type="simple" xlink:href="http://mongoosejs.com/"><text:span text:style-name="T5">http://mongoosejs.com/</text:span></text:a><text:span text:style-name="T5">] como </text:span><text:span text:style-name="T2">framework</text:span><text:span text:style-name="T5"> de </text:span><text:span text:style-name="T3">MongoDB</text:span><text:span text:style-name="T5"> para el lenguaje de programación </text:span><text:span text:style-name="T2">Javascript.</text:span></text:p>
            </text:list-item>
            <text:list-item>
              <text:p text:style-name="P10">Para la gestión de sesiones y el acceso de usuarios a la aplicación a través de redes sociales se ha usado el <text:span text:style-name="T2">framework</text:span> para <text:span text:style-name="T2">NodeJs</text:span> llamado <text:span text:style-name="T3">Passport</text:span><text:span text:style-name="T2"> </text:span>[<text:a xlink:type="simple" xlink:href="http://passportjs.org/">http://passportjs.org/</text:a>].</text:p>
            </text:list-item>
          </text:list>
        </text:list-item>
      </text:list>
      <text:list xml:id="list41558945" text:style-name="L23">
        <text:list-item>
          <text:p text:style-name="P21"><text:span text:style-name="T9">Para la generación de los juegos se ha usado la librería </text:span><text:span text:style-name="T13">KineticJS</text:span><text:span text:style-name="T9"> [</text:span><text:a xlink:type="simple" xlink:href="http://kineticjs.com/">http://kineticjs.com/</text:a><text:span text:style-name="T9">].</text:span></text:p>
        </text:list-item>
        <text:list-item>
          <text:p text:style-name="P11">Usaremos un repositorio donde alojaremos el proyecto a medida que se vaya desarrollando llamado <text:span text:style-name="T3">GitHub</text:span> [<text:a xlink:type="simple" xlink:href="https://github.com/">https://github.com/</text:a>] basado en el software de control de versiones <text:span text:style-name="T3">GIT</text:span>.</text:p>
        </text:list-item>
        <text:list-item>
          <text:p text:style-name="P30"><text:span text:style-name="T9">Para el desarrollo de la documentación utilizaremos </text:span><text:span text:style-name="T13">LibreOffice</text:span><text:span text:style-name="T12">.</text:span><text:span text:style-name="T9">[</text:span><text:a xlink:type="simple" xlink:href="http://es.libreoffice.org/">http://es.libreoffice.org/</text:a><text:span text:style-name="T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cm" style:auto-text-indent="true" style:page-number="auto">
        <style:tab-stops/>
      </style:paragraph-properties>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14M21S</meta:editing-duration>
    <meta:editing-cycles>6</meta:editing-cycles>
    <meta:generator>OpenOffice.org/3.3$Win32 OpenOffice.org_project/330m20$Build-9567</meta:generator>
    <dc:date>2014-02-28T21:45:17.93</dc:date>
    <dc:creator>Manuel Navarro Pérez</dc:creator>
    <meta:document-statistic meta:table-count="0" meta:image-count="0" meta:object-count="0" meta:page-count="12" meta:paragraph-count="200" meta:word-count="5179" meta:character-count="32637"/>
    <meta:user-defined meta:name="Info 1"/>
    <meta:user-defined meta:name="Info 2"/>
    <meta:user-defined meta:name="Info 3"/>
    <meta:user-defined meta:name="Info 4"/>
  </office:meta>
</office:document-meta>
</file>